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2" style:family="paragraph" style:parent-style-name="Standard">
      <style:text-properties fo:color="#d4d4d4" style:font-name="Consolas" fo:font-size="10.5pt" style:text-underline-style="solid" style:text-underline-width="auto" style:text-underline-color="font-color" fo:font-weight="normal" fo:background-color="transparent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d4d4d4" fo:background-color="transparent"/>
    </style:style>
    <style:style style:name="P4" style:family="paragraph" style:parent-style-name="Standard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style:line-height-at-least="0.503cm"/>
      <style:text-properties fo:background-color="transparent"/>
    </style:style>
    <style:style style:name="P7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  <style:text-properties fo:background-color="transparent"/>
    </style:style>
    <style:style style:name="P8" style:family="paragraph" style:parent-style-name="Standard">
      <style:text-properties style:text-underline-style="none" fo:font-weight="normal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/>
    </style:style>
    <style:style style:name="T3" style:family="text">
      <style:text-properties fo:color="#808080" style:font-name="Consolas" fo:font-size="10.5pt" fo:font-weight="normal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10.5pt" fo:font-weight="normal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/>
    </style:style>
    <style:style style:name="T8" style:family="text">
      <style:text-properties fo:color="#ce9178"/>
    </style:style>
    <style:style style:name="T9" style:family="text">
      <style:text-properties fo:color="#ce9178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style:text-underline-style="none" style:font-weight-asian="normal" style:font-weight-complex="normal"/>
    </style:style>
    <style:style style:name="T12" style:family="text">
      <style:text-properties fo:color="#d7ba7d"/>
    </style:style>
    <style:style style:name="T13" style:family="text">
      <style:text-properties fo:color="#d7ba7d" style:text-underline-style="none" style:font-weight-asian="normal" style:font-weight-complex="normal"/>
    </style:style>
    <style:style style:name="T14" style:family="text">
      <style:text-properties fo:color="#b5cea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&lt;!</text:span><text:span text:style-name="T4">DOCTYPE</text:span> <text:span text:style-name="T6">html</text:span><text:span text:style-name="T2">&gt;</text:span></text:p>
      <text:p text:style-name="P1"><text:span text:style-name="T2">&lt;</text:span><text:span text:style-name="T4">html</text:span> <text:span text:style-name="T6">lang</text:span>=<text:span text:style-name="T8">"en"</text:span><text:span text:style-name="T2">&gt;</text:span></text:p>
      <text:p text:style-name="P6"/>
      <text:p text:style-name="P1"><text:span text:style-name="T2">&lt;</text:span><text:span text:style-name="T4">head</text:span><text:span text:style-name="T2">&gt;</text:span></text:p>
      <text:p text:style-name="P3">    <text:span text:style-name="T3">&lt;</text:span><text:span text:style-name="T5">meta</text:span><text:span text:style-name="T10"> </text:span><text:span text:style-name="T7">charset</text:span><text:span text:style-name="T10">=</text:span><text:span text:style-name="T9">"UTF-8"</text:span><text:span text:style-name="T3">&gt;</text:span></text:p>
      <text:p text:style-name="P3">    <text:span text:style-name="T3">&lt;</text:span><text:span text:style-name="T5">meta</text:span><text:span text:style-name="T10"> </text:span><text:span text:style-name="T7">name</text:span><text:span text:style-name="T10">=</text:span><text:span text:style-name="T9">"viewport"</text:span><text:span text:style-name="T10"> </text:span><text:span text:style-name="T7">content</text:span><text:span text:style-name="T10">=</text:span><text:span text:style-name="T9">"width=device-width, initial-scale=1.0"</text:span><text:span text:style-name="T3">&gt;</text:span></text:p>
      <text:p text:style-name="P3">    <text:span text:style-name="T3">&lt;</text:span><text:span text:style-name="T5">title</text:span><text:span text:style-name="T3">&gt;</text:span><text:span text:style-name="T10">Exercice 2</text:span><text:span text:style-name="T3">&lt;/</text:span><text:span text:style-name="T5">title</text:span><text:span text:style-name="T3">&gt;</text:span></text:p>
      <text:p text:style-name="P6"/>
      <text:p text:style-name="P3">    <text:span text:style-name="T3">&lt;</text:span><text:span text:style-name="T5">link</text:span><text:span text:style-name="T10"> </text:span><text:span text:style-name="T7">rel</text:span><text:span text:style-name="T10">=</text:span><text:span text:style-name="T9">"stylesheet"</text:span><text:span text:style-name="T10"> </text:span><text:span text:style-name="T7">href</text:span><text:span text:style-name="T10">=</text:span><text:span text:style-name="T9">"../css/bootstrap.min.css"</text:span><text:span text:style-name="T3">&gt;</text:span></text:p>
      <text:p text:style-name="P6"/>
      <text:p text:style-name="P3">    <text:span text:style-name="T3">&lt;</text:span><text:span text:style-name="T5">link</text:span><text:span text:style-name="T10"> </text:span><text:span text:style-name="T7">rel</text:span><text:span text:style-name="T10">=</text:span><text:span text:style-name="T9">"stylesheet"</text:span><text:span text:style-name="T10"> </text:span><text:span text:style-name="T7">href</text:span><text:span text:style-name="T10">=</text:span><text:span text:style-name="T9">"./styles.css"</text:span><text:span text:style-name="T3">&gt;</text:span></text:p>
      <text:p text:style-name="P1"><text:span text:style-name="T2">&lt;/</text:span><text:span text:style-name="T4">head</text:span><text:span text:style-name="T2">&gt;</text:span></text:p>
      <text:p text:style-name="P6"/>
      <text:p text:style-name="P1"><text:span text:style-name="T2">&lt;</text:span><text:span text:style-name="T4">body</text:span><text:span text:style-name="T2">&gt;</text:span></text:p>
      <text:p text:style-name="P6"/>
      <text:p text:style-name="P3">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ntainer"</text:span><text:span text:style-name="T3">&gt;</text:span></text:p>
      <text:p text:style-name="P6"/>
      <text:p text:style-name="P3">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row mb-2"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6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yellow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6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yellow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row"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6 col-md-3 mb-2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blue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6 col-md-3 mb-2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blue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6 col-md-3 mb-2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blue"</text:span><text:span text:style-name="T3">&gt;&lt;/</text:span><text:span text:style-name="T5">div</text:span><text:span text:style-name="T3">&gt;</text:span></text:p>
      <text:p text:style-name="P6"/>
      <text:p text:style-name="P3"><text:soft-page-break/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6 col-md-3 mb-2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blue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row"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12 col-md-8 mb-2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red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offset-6 col-6 col-md-4 offset-md-0 mb-2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red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/</text:span><text:span text:style-name="T5">div</text:span><text:span text:style-name="T3">&gt;</text:span></text:p>
      <text:p text:style-name="P6"/>
      <text:p text:style-name="P3">    <text:span text:style-name="T3">&lt;/</text:span><text:span text:style-name="T5">div</text:span><text:span text:style-name="T3">&gt;</text:span></text:p>
      <text:p text:style-name="P6"/>
      <text:p text:style-name="P1"><text:span text:style-name="T2">&lt;/</text:span><text:span text:style-name="T4">body</text:span><text:span text:style-name="T2">&gt;</text:span></text:p>
      <text:p text:style-name="P6"/>
      <text:p text:style-name="P1"><text:span text:style-name="T2">&lt;/</text:span><text:span text:style-name="T4">html</text:span><text:span text:style-name="T2">&gt;</text:span></text:p>
      <text:p text:style-name="P7"/>
      <text:p text:style-name="P5"/>
      <text:p text:style-name="P4">style.css</text:p>
      <text:p text:style-name="P8"/>
      <text:p text:style-name="P2"><text:span text:style-name="T13">.box</text:span><text:span text:style-name="T11"> {</text:span></text:p>
      <text:p text:style-name="P3">    <text:span text:style-name="T7">height</text:span><text:span text:style-name="T10">: </text:span><text:span text:style-name="T14">50px</text:span><text:span text:style-name="T10">;</text:span></text:p>
      <text:p text:style-name="P1">}</text:p>
      <text:p text:style-name="P6"/>
      <text:p text:style-name="P1"><text:span text:style-name="T12">.yellow</text:span> {</text:p>
      <text:p text:style-name="P3">    <text:span text:style-name="T7">background-color</text:span><text:span text:style-name="T10">: </text:span><text:span text:style-name="T9">yellow</text:span><text:span text:style-name="T10">;</text:span></text:p>
      <text:p text:style-name="P1">}</text:p>
      <text:p text:style-name="P6"/>
      <text:p text:style-name="P1"><text:span text:style-name="T12">.blue</text:span> {</text:p>
      <text:p text:style-name="P3">    <text:span text:style-name="T7">background-color</text:span><text:span text:style-name="T10">: </text:span><text:span text:style-name="T9">blue</text:span><text:span text:style-name="T10">;</text:span></text:p>
      <text:p text:style-name="P1">}</text:p>
      <text:p text:style-name="P6"/>
      <text:p text:style-name="P1"><text:span text:style-name="T12">.red</text:span> {</text:p>
      <text:p text:style-name="P3">    <text:span text:style-name="T7">background-color</text:span><text:span text:style-name="T10">: </text:span><text:span text:style-name="T9">red</text:span><text:span text:style-name="T10">;</text:span></text:p>
      <text:p text:style-name="P1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688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ootstrap <text:tab/>Exercise 2<text:tab/><text:span text:style-name="MT1">HTML et CSS</text:span>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12:15:28.95</meta:creation-date>
    <dc:date>2021-03-21T12:27:13.20</dc:date>
    <meta:editing-duration>PT6M5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2" meta:paragraph-count="59" meta:word-count="126" meta:character-count="1484"/>
  </office:meta>
</office:document-meta>
</file>